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0</text:p>
          </table:table-cell>
          <table:table-cell office:value-type="string">
            <text:p/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1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0, n0::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3</text:p>
          </table:table-cell>
          <table:table-cell office:value-type="string">
            <text:p/>
          </table:table-cell>
          <table:table-cell office:value-type="string">
            <text:p>Mode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>n0::n0::n0::n0, n0::n0::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::n4</text:p>
          </table:table-cell>
          <table:table-cell office:value-type="string">
            <text:p/>
          </table:table-cell>
          <table:table-cell office:value-type="string">
            <text:p>TextValu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stringvalue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0</text:p>
          </table:table-cell>
          <table:table-cell office:value-type="string">
            <text:p/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1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>n0::n0::n1::n0, n0::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1::n2, n0::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>ModeA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::n0</text:p>
          </table:table-cell>
          <table:table-cell office:value-type="string">
            <text:p/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::n1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>n0::n1::n0::n0, n0::n1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::n3</text:p>
          </table:table-cell>
          <table:table-cell office:value-type="string">
            <text:p/>
          </table:table-cell>
          <table:table-cell office:value-type="string">
            <text:p>Mode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>n0::n1::n0::n0, n0::n1::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::n4</text:p>
          </table:table-cell>
          <table:table-cell office:value-type="string">
            <text:p/>
          </table:table-cell>
          <table:table-cell office:value-type="string">
            <text:p>TextValu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stringvalue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::n0</text:p>
          </table:table-cell>
          <table:table-cell office:value-type="string">
            <text:p/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::n1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>n0::n1::n1::n0, n0::n1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1::n2, n0::n1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3</text:p>
          </table:table-cell>
          <table:table-cell office:value-type="string">
            <text:p/>
          </table:table-cell>
          <table:table-cell office:value-type="string">
            <text:p>ModeA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ModeZ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3, 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2, 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Syste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Syste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Para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Param2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Syste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>Para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>Param2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